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Standard">
      <style:paragraph-properties fo:text-align="center" style:justify-single-word="false"/>
      <style:text-properties fo:color="#6600cc" officeooo:rsid="000f76fe" officeooo:paragraph-rsid="000f76fe" fo:background-color="transparent"/>
    </style:style>
    <style:style style:name="P3" style:family="paragraph" style:parent-style-name="Standard">
      <style:text-properties fo:color="#6600cc" officeooo:rsid="000f76fe" officeooo:paragraph-rsid="000f76fe" fo:background-color="transparent"/>
    </style:style>
    <style:style style:name="P4" style:family="paragraph" style:parent-style-name="Standard">
      <style:text-properties fo:color="#6600cc" officeooo:rsid="0010c12b" officeooo:paragraph-rsid="0010c12b" fo:background-color="transparent"/>
    </style:style>
    <style:style style:name="P5" style:family="paragraph" style:parent-style-name="Standard">
      <style:text-properties fo:color="#808080" officeooo:rsid="0010c12b" officeooo:paragraph-rsid="0010c12b" fo:background-color="transparent"/>
    </style:style>
    <style:style style:name="P6" style:family="paragraph" style:parent-style-name="Standard">
      <style:text-properties fo:color="#808080" officeooo:paragraph-rsid="0010c12b" fo:background-color="transparent"/>
    </style:style>
    <style:style style:name="P7" style:family="paragraph" style:parent-style-name="Standard">
      <style:text-properties fo:color="#000000" officeooo:rsid="0010c12b" officeooo:paragraph-rsid="0010c12b" fo:background-color="transparent"/>
    </style:style>
    <style:style style:name="P8" style:family="paragraph" style:parent-style-name="Standard">
      <style:text-properties fo:color="#000000" officeooo:paragraph-rsid="0012b440" fo:background-color="transparent"/>
    </style:style>
    <style:style style:name="P9" style:family="paragraph" style:parent-style-name="Standard">
      <style:text-properties officeooo:rsid="0010c12b" officeooo:paragraph-rsid="0010c12b" fo:background-color="transparent"/>
    </style:style>
    <style:style style:name="P10" style:family="paragraph" style:parent-style-name="Text_20_body">
      <style:paragraph-properties fo:margin-top="0cm" fo:margin-bottom="0cm" loext:contextual-spacing="false"/>
      <style:text-properties fo:color="#6600cc" style:text-underline-style="none" fo:background-color="transparent"/>
    </style:style>
    <style:style style:name="P11" style:family="paragraph" style:parent-style-name="Text_20_body">
      <style:paragraph-properties fo:margin-top="0cm" fo:margin-bottom="0cm" loext:contextual-spacing="false"/>
      <style:text-properties fo:color="#6600cc" style:text-underline-style="none" officeooo:paragraph-rsid="0010c12b" fo:background-color="transparent"/>
    </style:style>
    <style:style style:name="P12" style:family="paragraph" style:parent-style-name="Text_20_body">
      <style:paragraph-properties fo:margin-top="0cm" fo:margin-bottom="0cm" loext:contextual-spacing="false"/>
      <style:text-properties fo:color="#6600cc" style:text-underline-style="none" officeooo:rsid="0010c12b" officeooo:paragraph-rsid="0010c12b" fo:background-color="transparent"/>
    </style:style>
    <style:style style:name="P13" style:family="paragraph" style:parent-style-name="Text_20_body">
      <style:paragraph-properties fo:margin-top="0cm" fo:margin-bottom="0cm" loext:contextual-spacing="false"/>
      <style:text-properties fo:color="#808080" style:text-underline-style="none" fo:background-color="transparent"/>
    </style:style>
    <style:style style:name="P14" style:family="paragraph" style:parent-style-name="Text_20_body">
      <style:paragraph-properties fo:margin-top="0cm" fo:margin-bottom="0cm" loext:contextual-spacing="false"/>
      <style:text-properties fo:color="#808080" style:text-underline-style="none" officeooo:paragraph-rsid="0010c12b" fo:background-color="transparent"/>
    </style:style>
    <style:style style:name="P15" style:family="paragraph" style:parent-style-name="Text_20_body">
      <style:paragraph-properties fo:margin-top="0cm" fo:margin-bottom="0cm" loext:contextual-spacing="false"/>
      <style:text-properties fo:color="#808080" style:text-underline-style="none" officeooo:paragraph-rsid="0011d149" fo:background-color="transparent"/>
    </style:style>
    <style:style style:name="P16" style:family="paragraph" style:parent-style-name="Text_20_body">
      <style:paragraph-properties fo:margin-top="0cm" fo:margin-bottom="0cm" loext:contextual-spacing="false"/>
      <style:text-properties fo:color="#808080" style:text-underline-style="none" officeooo:rsid="0010c12b" officeooo:paragraph-rsid="0010c12b" fo:background-color="transparent"/>
    </style:style>
    <style:style style:name="P17" style:family="paragraph" style:parent-style-name="Text_20_body">
      <style:paragraph-properties fo:margin-top="0cm" fo:margin-bottom="0cm" loext:contextual-spacing="false"/>
      <style:text-properties fo:color="#808080" officeooo:paragraph-rsid="0010c12b" fo:background-color="transparent"/>
    </style:style>
    <style:style style:name="P18" style:family="paragraph" style:parent-style-name="Text_20_body">
      <style:paragraph-properties fo:margin-top="0cm" fo:margin-bottom="0cm" loext:contextual-spacing="false"/>
      <style:text-properties fo:color="#808080" officeooo:paragraph-rsid="0011d149" fo:background-color="transparent"/>
    </style:style>
    <style:style style:name="P19" style:family="paragraph" style:parent-style-name="Text_20_body">
      <style:paragraph-properties fo:margin-top="0cm" fo:margin-bottom="0cm" loext:contextual-spacing="false"/>
      <style:text-properties fo:color="#808080" officeooo:rsid="0010c12b" officeooo:paragraph-rsid="0010c12b" fo:background-color="transparent"/>
    </style:style>
    <style:style style:name="P20" style:family="paragraph" style:parent-style-name="Text_20_body">
      <style:paragraph-properties fo:margin-top="0cm" fo:margin-bottom="0cm" loext:contextual-spacing="false"/>
      <style:text-properties fo:color="#000000" style:text-underline-style="none" fo:background-color="transparent"/>
    </style:style>
    <style:style style:name="P21" style:family="paragraph" style:parent-style-name="Text_20_body">
      <style:paragraph-properties fo:margin-top="0cm" fo:margin-bottom="0cm" loext:contextual-spacing="false"/>
      <style:text-properties fo:color="#000000" style:text-underline-style="none" officeooo:paragraph-rsid="0010c12b" fo:background-color="transparent"/>
    </style:style>
    <style:style style:name="P22" style:family="paragraph" style:parent-style-name="Text_20_body">
      <style:paragraph-properties fo:margin-top="0cm" fo:margin-bottom="0cm" loext:contextual-spacing="false"/>
      <style:text-properties fo:color="#000000" style:text-underline-style="none" officeooo:paragraph-rsid="0011d149" fo:background-color="transparent"/>
    </style:style>
    <style:style style:name="P23" style:family="paragraph" style:parent-style-name="Text_20_body">
      <style:paragraph-properties fo:margin-top="0cm" fo:margin-bottom="0cm" loext:contextual-spacing="false"/>
      <style:text-properties fo:color="#000000" style:text-underline-style="none" officeooo:rsid="0011d149" officeooo:paragraph-rsid="0011d149" fo:background-color="transparent"/>
    </style:style>
    <style:style style:name="P24" style:family="paragraph" style:parent-style-name="Text_20_body">
      <style:paragraph-properties fo:margin-top="0cm" fo:margin-bottom="0cm" loext:contextual-spacing="false"/>
      <style:text-properties fo:color="#000000" style:text-underline-style="none" officeooo:rsid="0010c12b" officeooo:paragraph-rsid="0010c12b" fo:background-color="transparent"/>
    </style:style>
    <style:style style:name="P25" style:family="paragraph" style:parent-style-name="Text_20_body">
      <style:paragraph-properties fo:margin-top="0cm" fo:margin-bottom="0cm" loext:contextual-spacing="false"/>
      <style:text-properties fo:color="#000000" fo:background-color="transparent"/>
    </style:style>
    <style:style style:name="P26" style:family="paragraph" style:parent-style-name="Text_20_body">
      <style:paragraph-properties fo:margin-top="0cm" fo:margin-bottom="0cm" loext:contextual-spacing="false"/>
      <style:text-properties fo:color="#000000" officeooo:rsid="0010c12b" officeooo:paragraph-rsid="0010c12b" fo:background-color="transparent"/>
    </style:style>
    <style:style style:name="P27" style:family="paragraph" style:parent-style-name="Text_20_body">
      <style:text-properties fo:color="#808080" style:text-underline-style="none" fo:background-color="transparent"/>
    </style:style>
    <style:style style:name="P28" style:family="paragraph" style:parent-style-name="Text_20_body">
      <style:text-properties fo:color="#000000" style:text-underline-style="none" fo:background-color="transparent"/>
    </style:style>
    <style:style style:name="P29" style:family="paragraph" style:parent-style-name="Text_20_body">
      <style:text-properties fo:color="#6600cc" style:text-underline-style="none" fo:background-color="transparent"/>
    </style:style>
    <style:style style:name="T1" style:family="text">
      <style:text-properties style:text-underline-style="none"/>
    </style:style>
    <style:style style:name="T2" style:family="text">
      <style:text-properties style:text-underline-style="none" officeooo:rsid="0010c12b"/>
    </style:style>
    <style:style style:name="T3" style:family="text">
      <style:text-properties style:text-underline-style="none" officeooo:rsid="0011d149"/>
    </style:style>
    <style:style style:name="T4" style:family="text">
      <style:text-properties style:text-underline-style="none" officeooo:rsid="0012b440"/>
    </style:style>
    <style:style style:name="T5" style:family="text">
      <style:text-properties fo:color="#000000"/>
    </style:style>
    <style:style style:name="T6" style:family="text">
      <style:text-properties fo:color="#6600cc" style:text-underline-style="none"/>
    </style:style>
    <style:style style:name="T7" style:family="text">
      <style:text-properties fo:color="#6600cc" style:text-underline-style="none" fo:background-color="#ffff00" loext:char-shading-value="0"/>
    </style:style>
    <style:style style:name="T8" style:family="text">
      <style:text-properties fo:color="#6600cc" style:text-underline-style="none" fo:background-color="#ffff00" loext:char-shading-value="0"/>
    </style:style>
    <style:style style:name="T9" style:family="text">
      <style:text-properties fo:color="#6600cc" style:text-underline-style="none" fo:background-color="#ffffff"/>
    </style:style>
    <style:style style:name="T10" style:family="text">
      <style:text-properties fo:color="#6600cc" style:text-underline-style="none" fo:background-color="transparent" loext:char-shading-value="0"/>
    </style:style>
    <style:style style:name="T11" style:family="text">
      <style:text-properties fo:color="#6600cc" style:text-underline-style="none" fo:background-color="transparent" loext:char-shading-value="0"/>
    </style:style>
    <style:style style:name="T12" style:family="text">
      <style:text-properties officeooo:rsid="0010c12b"/>
    </style:style>
    <style:style style:name="T13" style:family="text">
      <style:text-properties officeooo:rsid="0012b440"/>
    </style:style>
    <style:style style:name="T14" style:family="text">
      <style:text-properties officeooo:rsid="001769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uraphone </text:p>
      <text:p text:style-name="P2"/>
      <text:p text:style-name="P2">FAQ</text:p>
      <text:p text:style-name="P2"/>
      <text:p text:style-name="P3"/>
      <text:p text:style-name="P1"><text:a xlink:type="simple" xlink:href="https://shop.samsung.com/br/faq#?type=pedido" text:style-name="Internet_20_link" text:visited-style-name="Visited_20_Internet_20_Link"><text:span text:style-name="T11">Pedido </text:span></text:a></text:p>
      <text:p text:style-name="P10"/>
      <text:p text:style-name="P13">O produto está reservado para mim quando adicionado ao carrinho?</text:p>
      <text:p text:style-name="P13"/>
      <text:p text:style-name="P20">Não. O produto só é reservado após a finalização do pedido.</text:p>
      <text:p text:style-name="P10"/>
      <text:p text:style-name="P11">Acompanhamento de Pedido </text:p>
      <text:p text:style-name="P11"/>
      <text:p text:style-name="P14">Eu posso acompanhar o progresso do meu pedido?</text:p>
      <text:p text:style-name="P11"/>
      <text:p text:style-name="P23">Sim, pode. <text:line-break/>Ao acessar a sua conta, o status de seu pedido será exibido nesta página. <text:line-break/>O acompanhamento da entrega também poderá ser feita através dos e-mails que enviaremos à você.</text:p>
      <text:p text:style-name="P20"/>
      <text:p text:style-name="P1"><text:a xlink:type="simple" xlink:href="https://shop.samsung.com/br/faq#?type=pagamento" text:style-name="Internet_20_link" text:visited-style-name="Visited_20_Internet_20_Link"><text:span text:style-name="T11">Pagamento </text:span></text:a></text:p>
      <text:p text:style-name="P10"/>
      <text:p text:style-name="P13">A cobrança foi realizada em duplicidade. Como eu obtenho a restituição do dinheiro?</text:p>
      <text:p text:style-name="P13"/>
      <text:p text:style-name="P20">Se você acredita que o pagamento foi indevidamente debitado mais de uma vez, por favor contate nossa Equipe de Atendimento ao Cliente. E por gentileza, juntamente com os seus dados, vamos precisar do comprovante de duplicidade para avaliação.</text:p>
      <text:p text:style-name="P13"/>
      <text:p text:style-name="P13">Quanto tempo irá levar para que um pagamento indevido seja restituído para mim? E se eu não receber este valor?</text:p>
      <text:p text:style-name="P13"/>
      <text:p text:style-name="P20">A restituição do valor indevido poderá acontecer de duas maneiras, dependendo de como você pagou o pedido: <text:line-break/>- Cartão de crédito: assim que for confirmado que houve cobraça indevida, comunicaremos sua operadora de cartão de crédito. Ela vai devolver o valor que você pagou. Esse estorno (a devolução do seu dinheiro) vai aparecer de uma só vez (mesmo para compras que foram parceladas) na fatura do seu cartão. Isso pode acontecer num período de até duas faturas, dependendo da administradora do seu cartão. <text:line-break/>- Boleto bancário: ao identificarmos a cobrança indevida, vamos entrar em contato com nosso setor financeiro para que o valor pago indevidamente esteja em sua conta corrente em até dez dias úteis.</text:p>
      <text:p text:style-name="P13"/>
      <text:p text:style-name="P13">O pagamento será realizado antes de eu receber meu pedido, ou no momento do recebimento do pedido?</text:p>
      <text:p text:style-name="P13"/>
      <text:p text:style-name="P25"><text:soft-page-break/><text:span text:style-name="T1">Nos pagamentos em boleto, o banco informará a </text:span><text:span text:style-name="T3">Aluraphone</text:span><text:span text:style-name="T1"> que o pagamento foi realizado. Isso pode demorar até 03 dias úteis. Já nos pagamentos por cartão de crédito o tempo é menor, porque a administradora do seu cartão avisa se a compra está liberada em até 48 horas.</text:span></text:p>
      <text:p text:style-name="P13"/>
      <text:p text:style-name="P13">Houve falha no meu pagamento. O que eu faço agora?</text:p>
      <text:p text:style-name="P13"/>
      <text:p text:style-name="P20">Se houve falha no seu pagamento, recomendamos que você entre em contato com a nossa Equipe de Atendimento através da nossa Central de Atendimento.</text:p>
      <text:p text:style-name="P13"/>
      <text:p text:style-name="P13">Qual método de pagamento vocês aceitam?</text:p>
      <text:p text:style-name="P13"/>
      <text:p text:style-name="P20">Aceitamos os principais cartões de crédito serão aceitos e os pagamentos em boleto poderão ser pagos em qualquer agência ou bankline. Por favor verifique a forma de pagamento disponível no momento da conclusão da compra.</text:p>
      <text:p text:style-name="P13"/>
      <text:p text:style-name="P10"/>
      <text:p text:style-name="P1"><text:a xlink:type="simple" xlink:href="https://shop.samsung.com/br/faq#?type=entrega" text:style-name="Internet_20_link" text:visited-style-name="Visited_20_Internet_20_Link"><text:span text:style-name="T11">Entrega </text:span></text:a></text:p>
      <text:p text:style-name="P10"/>
      <text:p text:style-name="P17"><text:span text:style-name="T1">Eu posso fazer meu pedido online e em seguida retirar meu(s</text:span><text:span text:style-name="T2">)</text:span><text:span text:style-name="T1"> item(s) na loja?</text:span></text:p>
      <text:p text:style-name="P14"/>
      <text:p text:style-name="P21">Neste momento, não oferecemos este serviço. Para sua comodidade todas os pedidos serão entregues no endereço indicado no momento do pedido.</text:p>
      <text:p text:style-name="P14"/>
      <text:p text:style-name="P14">Eu posso solicitar uma data ou horário específico para a minha entrega? </text:p>
      <text:p text:style-name="P14"/>
      <text:p text:style-name="P21">No momento este serviço está indisponível. Em caso de dúvidas, entre em contato com a nossa equipe de Atendimento.</text:p>
      <text:p text:style-name="P14"/>
      <text:p text:style-name="P14">Eu posso solicitar que meu primeiro pedido chegue atrasado para que todos os itens cheguem ao mesmo tempo? </text:p>
      <text:p text:style-name="P14"/>
      <text:p text:style-name="P21">Infelizmente, esta não é uma opção que nossos entregadores oferecem neste momento.</text:p>
      <text:p text:style-name="P14"/>
      <text:p text:style-name="P14">Vocês oferecem um serviço de entrega para o próximo dia?</text:p>
      <text:p text:style-name="P14"/>
      <text:p text:style-name="P21">Infelizmente, esta não é uma opção que nossos entregadores oferecem neste momento.</text:p>
      <text:p text:style-name="P14"/>
      <text:p text:style-name="P18"><text:span text:style-name="T2">Q</text:span><text:span text:style-name="T1">uais são as opções de entrega e quanto elas custam?</text:span></text:p>
      <text:p text:style-name="P15"/>
      <text:p text:style-name="P22">Os prazos e custos com a entrega para o seu CEP poderão ser verificados no momento da compra. Fique atento para as nossas promoções de frete de acordo com a região de entrega.</text:p>
      <text:p text:style-name="P15"><text:s/></text:p>
      <text:p text:style-name="P14">Eu preciso estar em casa para receber minha entrega?</text:p>
      <text:p text:style-name="P14"/>
      <text:p text:style-name="P21"><text:soft-page-break/>Se você não estiver em casa quando transportadoras tentarem fazer a entrega, uma pessoa autorizada pelo recebimento deverá estar disponível no local, deverá apresentar documento de identificação, ter idade igual e ou maior que 18 anos e estar apto a assinar o comprovante da entrega. <text:line-break/><text:line-break/>Caso isto não ocorra, faremos mais duas tentativas de entrega e em caso de insucesso, o produto retornará ao Centro de Distribuição. <text:line-break/><text:line-break/>Para sua comodidade, caso você ou o responsável autorizado não seja localizado nossa equipe de atendimento entrará em contato.</text:p>
      <text:p text:style-name="P14"/>
      <text:p text:style-name="P14">Como acompanho a entrega do pedido?</text:p>
      <text:p text:style-name="P14"/>
      <text:p text:style-name="P21">É possível acompanhar seu pedido após a nota fiscal ser emitida acessando o site: www.totalexpress.com.br , utilizando seu CPF, primeiro nome e CEP de entrega.</text:p>
      <text:p text:style-name="P14"/>
      <text:p text:style-name="P11">Problemas na Entrega </text:p>
      <text:p text:style-name="P14"/>
      <text:p text:style-name="P15">Meu produto chegou danificado.</text:p>
      <text:p text:style-name="P15"/>
      <text:p text:style-name="P22">Não. Se um produto estiver com defeito ou for danificado na entrega, nós o encorajamos recusá-lo no ato do recebimento e reportar o ocorrido a nossa Central de Atendimento assim que possível, para que possamos ajudá-lo com o processo de troca ou reembolso.</text:p>
      <text:p text:style-name="P22"><text:s/></text:p>
      <text:p text:style-name="P14">Problemas na Entrega Eu acho que meu pedido foi perdido na entrega. Quem eu contato?</text:p>
      <text:p text:style-name="P14"/>
      <text:p text:style-name="P21">Entregas Padrão: <text:line-break/>Por favor, aguarde a entrega até o tempo informado na confirmação do seu pedido. Caso iso não ocorra a partir desta data, por favor contate nossa equipe de Atendimento ao Cliente. <text:line-break/><text:line-break/>Nota: Nossas transportadora tentará entregar três vezes em seu endereço. Se após três tentativas eles ainda não conseguirem concluir a entrega, o pedido será devolvido para nosso estoque e nossa equipe de atendimento entrará em contato.</text:p>
      <text:p text:style-name="P14"/>
      <text:p text:style-name="P14">Meu produto chegou danificado. Como eu devolvo?</text:p>
      <text:p text:style-name="P14"/>
      <text:p text:style-name="P21">Se no momento da entrega você observar que sua encomenda/item está danificado e você estiver preocupado quanto ao produto dentro da embalagem estar danificado, você poderá recusar a entrega. Após recusar a entrega, o(s) item(s) será/serão devolvido(s) para a <text:span text:style-name="T13">Aluraphone</text:span>. Quando for recebido, a nossa equipe de atendimento irá entrar em contato para realizar o processo de troca e ou reembolso. <text:line-break/><text:line-break/>Caso você aceite a entrega e posteriormente você perceba que o item está danificado é importante que você nos informe o mais rápido possível. Legalmente, você tem 7 dias para retornar a <text:soft-page-break/>mercadoria (por qualquer motivo) para nós. <text:line-break/><text:line-break/>Em caso de dúvidas, entre em contato com nossas equipe de atendimento.</text:p>
      <text:p text:style-name="P10"/>
      <text:p text:style-name="P1"><text:a xlink:type="simple" xlink:href="https://shop.samsung.com/br/faq#?type=cancelamento_e_trocas" text:style-name="Internet_20_link" text:visited-style-name="Visited_20_Internet_20_Link"><text:span text:style-name="T11">Cancelamento e Trocas </text:span></text:a></text:p>
      <text:p text:style-name="P10"/>
      <text:p text:style-name="P13">Eu posso cancelar meu pedido?</text:p>
      <text:p text:style-name="P13"/>
      <text:p text:style-name="P20">Caso deseje cancelar sua compra e ainda não tenha recebido o pedido, entre em contato conosco. <text:line-break/><text:line-break/>Se houver tentativa de entrega, basta recusá-lo e nos acionar. Se tiver recebido a compra, o cancelamento poderá ocorrer dentro do prazo legal de 07 dias corridos após a entrega e será necessário que nos envie o produto na embalagem original através de postagem via Correios com todos os acessórios, manuais e Nota Fiscal.</text:p>
      <text:p text:style-name="P10"/>
      <text:p text:style-name="P12">Devolução</text:p>
      <text:p text:style-name="P12"/>
      <text:p text:style-name="P16">Como eu devolvo um produto?</text:p>
      <text:p text:style-name="P16"/>
      <text:p text:style-name="P24">O cancelamento poderá ocorrer dentro do prazo legal de 07 dias corridos após a entrega e será necessário que você nos envie o produto na embalagem original através de postagem via Correios com todos os acessórios, manuais e Nota Fiscal. <text:line-break/><text:line-break/>Assim que o produto der entrada em nossos estoques, passará por análise que será finalizada em 5 dias úteis, em seguida, realizaremos a devolução dos valores, que poderá acontecer de duas maneiras dependendo da forma com que você pagou o pedido:<text:line-break/><text:line-break/>- Cartão de crédito: assim que confirmada a devolução do produto e finalizada a análise do produto, comunicaremos sua operadora de cartão de crédito. Ela vai devolver o valor que você pagou. Esse estorno (a devolução do seu dinheiro) vai aparecer de uma só vez (mesmo para compras que foram parceladas) na fatura do seu cartão. Isso pode acontecer num período de até duas faturas, dependendo da administradora do seu cartão.<text:line-break/><text:line-break/>- Boleto bancário: assim que confirmada a devolução do produto e finalizada a análise do produto, vamos entrar em contato com nosso setor financeiro para que o valor pago indevidamente esteja em sua conta corrente em até 10 dias úteis.</text:p>
      <text:p text:style-name="P16"/>
      <text:p text:style-name="P16">Se eu tiver que postar um item de volta, eu tenho que pagar pela postagem?</text:p>
      <text:p text:style-name="P19"/>
      <text:p text:style-name="P26"><text:span text:style-name="T1">Não. Caso você precise devolver um item, a </text:span><text:span text:style-name="T4">Aluraphone</text:span><text:span text:style-name="T1"> arcará com todos custos de postagem por você.</text:span></text:p>
      <text:p text:style-name="P16"/>
      <text:p text:style-name="P16">Eu informei a vocês que eu queria devolver um item durante o período de devolução, mas não consegui enviá-lo durante este período. Eu ainda posso devolvê-lo?</text:p>
      <text:p text:style-name="P16"><text:soft-page-break/></text:p>
      <text:p text:style-name="P24">Caso tenha feito contato conosco solicitando o cancelamento dentro do prazo de 07 dias corridos após a entrega, você poderá postar o produto nos Correios dentro de até 30 dias corridos. Contudo, a dependeremos da entrega do produto em nossos estoques para que o processo de devolução seja concluído.</text:p>
      <text:p text:style-name="P16"/>
      <text:p text:style-name="P16">Qual é o período de devolução?</text:p>
      <text:p text:style-name="P12"/>
      <text:p text:style-name="P24">Legalmente, você tem 7 dias para devolver mercadorias (por qualquer motivo) que tenha sido comprada online. <text:line-break/><text:line-break/>Se você tiver um produto com defeito e tiver decorrido mais de 7 desde o seu recebimento, você ainda estará coberto pela garantia oferecida pela Samsung. Será oferecido a você um reparo sempre que for possível, se um reparo não for possível, então uma solução alternativa será fornecida.</text:p>
      <text:p text:style-name="P10"/>
      <text:p text:style-name="Text_20_body"><text:a xlink:type="simple" xlink:href="https://shop.samsung.com/br/faq#?type=produtos_e_servicos" text:style-name="Internet_20_link" text:visited-style-name="Visited_20_Internet_20_Link"><text:span text:style-name="T11">Produtos e Serviços </text:span></text:a></text:p>
      <text:p text:style-name="P27">Como funciona a pré-venda?</text:p>
      <text:p text:style-name="P28">Disponibilizamos a venda do produto antecipadamente para que os usuários interessados possam comprar o produto, garantindo que seu produto seja faturado na data de lançamento.</text:p>
      <text:p text:style-name="P29"/>
      <text:p text:style-name="P4">Disponibilidade</text:p>
      <text:p text:style-name="P9"/>
      <text:p text:style-name="P5">Quais produtos estão disponíveis para compra?</text:p>
      <text:p text:style-name="P7"/>
      <text:p text:style-name="P5"><text:span text:style-name="T5">Atualmente você encontra na nossa loja Smartphones Galaxy, Tablets e uma série de acessórios. Em breve expandiremos nosso portfolio para incluir produtos adicionais.</text:span> </text:p>
      <text:p text:style-name="P5"/>
      <text:p text:style-name="P5">Por que eu não posso comprar um certo produto (por ex.: TV/Telefone Celular/Tablet) na Aluraphone?</text:p>
      <text:p text:style-name="P5"/>
      <text:p text:style-name="P7">Atualmente você encontra na nossa loja Smartphones Galaxy, Tablets e uma série de acessórios. Em breve expandiremos nosso portfolio para incluir produtos adicionais. <text:line-break/><text:line-break/>Se um produto não estiver disponível para compra na <text:span text:style-name="T13">Aluraphone online</text:span>, você pode localizar a loja mais próxima ao seu endereço no link "Lojas <text:span text:style-name="T13">Aluraphone</text:span>".</text:p>
      <text:p text:style-name="P9"/>
      <text:p text:style-name="P4">Garantia</text:p>
      <text:p text:style-name="P9"/>
      <text:p text:style-name="P5">Qual é a garantia para um produto que eu comprei da Aluraphone?</text:p>
      <text:p text:style-name="P6"/>
      <text:p text:style-name="P8">A garantia de todos os produtos <text:span text:style-name="T12">Aluraphone</text:span> é de um ano a partir da data da entrega. Recomendamos que você mantenha o comprovante de compra/fatura de entrega para referência futura. Você pode visualizar informações adicionais sobre a política de garantia <text:span text:style-name="T12">Aluraphone</text:span> no link abaixo: <text:line-break/><text:line-break/>http://www.<text:span text:style-name="T13">aluraphone</text:span>.com/br/support/warranty/ <text:line-break/><text:line-break/><text:soft-page-break/>Se você tiver um defeito em um produto que você comprou de nós, iremos nos empenhar para corrigir o mais rápido possível. Alguns produtos serão qualificados para reparo de garantia. Isso significa que o primeiro passo após um defeito ser descoberto é um reparo ser agendado, com a Samsung cobrindo os custos pelos serviços, peças e mão de obra, e o produto é devolvido a você.<text:line-break/><text:line-break/>Se ele não puder ser reparado, iremos nos empenhar para fornecer a você uma solução alternativa.<text:line-break/><text:line-break/>Se seu produto não tiver uma opção de reparo da garantia (por ex.; no caso de acessórios como fones de ouvido), uma troca será agendada para você ou um reembolso será oferecido.</text:p>
      <text:p text:style-name="P9"/>
      <text:p text:style-name="P4">Suporte</text:p>
      <text:p text:style-name="P9"/>
      <text:p text:style-name="P5">Como eu posso garantir que o produto que eu desejo comprar é compatível com o item que eu já possuo?</text:p>
      <text:p text:style-name="P5"/>
      <text:p text:style-name="P7">Quando você visualiza um produto na <text:span text:style-name="T13">Aluraphone</text:span>, os itens compatíveis com ele também são exibidos nas página<text:span text:style-name="T14">s</text:span> de produtos. Ou se preferir telefonar, entre em contato com nossa equipe de Atendimento.</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2T13:19:15.088803638</meta:creation-date>
    <dc:date>2017-11-30T17:01:12.495724957</dc:date>
    <meta:editing-duration>PT12M10S</meta:editing-duration>
    <meta:editing-cycles>4</meta:editing-cycles>
    <meta:generator>LibreOffice/5.1.6.2$Linux_X86_64 LibreOffice_project/10m0$Build-2</meta:generator>
    <meta:document-statistic meta:table-count="0" meta:image-count="0" meta:object-count="0" meta:page-count="6" meta:paragraph-count="69" meta:word-count="1735" meta:character-count="10633" meta:non-whitespace-character-count="8921"/>
  </office:meta>
</office:document-meta>
</file>